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ensemos que en cada paso que demos al caminar nos acercamos a una salud más equilibrada, porque lo creamos o no, 30 minutos al día hacen una GRAN diferencia. Y no hablamos de lo que caminas mientras llegas al paradero, sumado a la caminata que haces a la tienda más la caminata al paradero de regreso (a muchos nos pasa!), sino a 30minutos que le comiences a dedicar exclusivamente a caminar, puede ser al final o al inicio del día</text:span><text:span text:style-name="T2">️</text:span><text:line-break/><text:span text:style-name="T1">Muchas veces ponemos MIL peros, en inviernos “hace mucho frío”, en verano “el sol”, otros dicen que sería aburrido, y otros son más sinceros consigo mismos y reconocen la flojera de salir?</text:span><text:line-break/><text:span text:style-name="T1">Lo cierto es que caminar nos trae muchos beneficios, no solo físicos, sino también emocionales. Nos ayuda con nuestra circulación, fortalece nuestros? , nuestro sistema cardiovascular , y previene enfermedades. Pero, ¿sabías que también te ayuda a reducir el estrés? ¿cambia tu respectiva y aumenta tu creatividad? Pues sí, hace eso y más. Intenta salir en estos días, te asombrarás de los cambios que puedes incorporar en tu vida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09:58:50.183853312</meta:creation-date>
    <dc:date>2018-07-16T10:12:04.953053842</dc:date>
    <meta:editing-duration>PT2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82" meta:character-count="1054" meta:non-whitespace-character-count="873"/>
  </office:meta>
</office:document-meta>
</file>